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anx="http://anx.akomantoso.org/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list-style-name="L1" style:name="P1" style:parent-style-name="Standard"/>
    <style:style style:family="paragraph" style:list-style-name="L2" style:name="P2" style:parent-style-name="Standard"/>
    <style:style style:family="section" style:name="Sect1">
      <style:section-properties anx:BungeniSectionType="body" style:editable="false">
        <style:columns fo:column-count="1" fo:column-gap="0in"/>
      </style:section-properties>
    </style:style>
    <style:style style:family="section" style:name="Sect2">
      <style:section-properties anx:BungeniSectionType="Preface"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3">
      <style:section-properties anx:BungeniSectionType="Observation"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4">
      <style:section-properties anx:BungeniSectionType="PapersLaid"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5">
      <style:section-properties anx:BungeniSectionType="PapersLaidList" anx:__BungeniMetaEditable="false" fo:background-color="transparent" fo:margin-left="0.6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6">
      <style:section-properties anx:BungeniSectionType="NMotionsContainer"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D7F2E517.png" xlink:type="simple"/>
      </style:section-properties>
    </style:style>
    <style:style style:family="section" style:name="Sect7">
      <style:section-properties anx:BungeniMotionName="Adoption of 45th Session of Executive Committeeand 27th APU Conference Reports" anx:BungeniMotionNo="4" anx:BungeniMotionTitle="Adoption of 45th Session of Executive Committeeand 27th APU Conference Reports" anx:BungeniMotionURI="ken.motion.adoption_of_report" anx:BungeniSectionType="NoticeOfMotion" anx:__BungeniMetaEditable="true" anx:__BungeniMetaEditor="toolbarSubAction.makeDebateMotionBlockSection.section_creation" fo:background-color="transparent" fo:margin-left="0.5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8">
      <style:section-properties anx:BungeniMotionName="Adoption of 45th Session of Executive Committeeand 27th APU Conference Reports" anx:BungeniMotionNo="4" anx:BungeniMotionTitle="Adoption of 45th Session of Executive Committeeand 27th APU Conference Reports" anx:BungeniMotionURI="ken.motion.adoption_of_report" anx:BungeniPersonID="4" anx:BungeniPersonRole="4" anx:BungeniSectionType="Speech" anx:BungeniSpeechAs="MemberOfParliament" anx:BungeniSpeechAsDesc="Member of Parliament" anx:BungeniSpeechAsURI="/ontology/roles/ke/member" anx:BungeniSpeechBy="Francis Acheka" anx:BungeniSpeechByURI="ken.person.Francis.Acheka.1951-12-10"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9">
      <style:section-properties anx:BungeniMotionName="Adoption of 45th Session of Executive Committeeand 27th APU Conference Reports" anx:BungeniMotionNo="4" anx:BungeniMotionTitle="Adoption of 45th Session of Executive Committeeand 27th APU Conference Reports" anx:BungeniMotionURI="ken.motion.adoption_of_report" anx:BungeniPersonID="2" anx:BungeniPersonRole="2" anx:BungeniSectionType="Speech" anx:BungeniSpeechAs="MemberOfParliament" anx:BungeniSpeechAsDesc="Member of Parliament" anx:BungeniSpeechAsURI="/ontology/roles/ke/member" anx:BungeniSpeechBy="Francis NoKibaki" anx:BungeniSpeechByURI="ken.person.Francis.NoKibaki.1951-12-08"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0">
      <style:section-properties anx:BungeniHouseClosingTime="16:43" anx:BungeniSectionType="Conclusion"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11">
      <style:section-properties anx:BungeniHouseClosingTime="16:43" anx:BungeniPersonID="305" anx:BungeniPersonRole="305" anx:BungeniSectionType="Speech" anx:BungeniSpeechAs="MemberOfParliament" anx:BungeniSpeechAsDesc="Member of Parliament" anx:BungeniSpeechAsURI="/ontology/roles/ke/member" anx:BungeniSpeechBy="Kipkalia Tegere" anx:BungeniSpeechByURI="ken.person.Kipkalia.Tegere.1945-03-10"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text:list-style style:name="L1">
      <text:list-level-style-bullet style:num-suffix="." text:bullet-char="•" text:level="1">
        <style:list-level-properties text:list-level-position-and-space-mode="label-alignment">
          <style:list-level-label-alignment fo:margin-left="0.5in" fo:text-indent="-0.25in" text:label-followed-by="listtab" text:list-tab-stop-position="0.5in"/>
        </style:list-level-properties>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L2">
      <text:list-level-style-bullet style:num-suffix="." text:bullet-char="•" text:level="1" text:style-name="Bullet_20_Symbols">
        <style:list-level-properties text:list-level-position-and-space-mode="label-alignment">
          <style:list-level-label-alignment fo:margin-left="0.5in" fo:text-indent="-0.25in" text:label-followed-by="listtab" text:list-tab-stop-position="0.5in"/>
        </style:list-level-properties>
      </text:list-level-style-bullet>
      <text:list-level-style-bullet style:num-suffix="." text:bullet-char="◦" text:level="2" text:style-name="Bullet_20_Symbols">
        <style:list-level-properties text:list-level-position-and-space-mode="label-alignment">
          <style:list-level-label-alignment fo:margin-left="0.75in" fo:text-indent="-0.25in" text:label-followed-by="listtab" text:list-tab-stop-position="0.75in"/>
        </style:list-level-properties>
      </text:list-level-style-bullet>
      <text:list-level-style-bullet style:num-suffix="." text:bullet-char="▪" text:level="3" text:style-name="Bullet_20_Symbols">
        <style:list-level-properties text:list-level-position-and-space-mode="label-alignment">
          <style:list-level-label-alignment fo:margin-left="1in" fo:text-indent="-0.25in" text:label-followed-by="listtab" text:list-tab-stop-position="1in"/>
        </style:list-level-properties>
      </text:list-level-style-bullet>
      <text:list-level-style-bullet style:num-suffix="." text:bullet-char="•" text:level="4" text:style-name="Bullet_20_Symbols">
        <style:list-level-properties text:list-level-position-and-space-mode="label-alignment">
          <style:list-level-label-alignment fo:margin-left="1.25in" fo:text-indent="-0.25in" text:label-followed-by="listtab" text:list-tab-stop-position="1.25in"/>
        </style:list-level-properties>
      </text:list-level-style-bullet>
      <text:list-level-style-bullet style:num-suffix="." text:bullet-char="◦" text:level="5" text:style-name="Bullet_20_Symbols">
        <style:list-level-properties text:list-level-position-and-space-mode="label-alignment">
          <style:list-level-label-alignment fo:margin-left="1.5in" fo:text-indent="-0.25in" text:label-followed-by="listtab" text:list-tab-stop-position="1.5in"/>
        </style:list-level-properties>
      </text:list-level-style-bullet>
      <text:list-level-style-bullet style:num-suffix="." text:bullet-char="▪" text:level="6" text:style-name="Bullet_20_Symbols">
        <style:list-level-properties text:list-level-position-and-space-mode="label-alignment">
          <style:list-level-label-alignment fo:margin-left="1.75in" fo:text-indent="-0.25in" text:label-followed-by="listtab" text:list-tab-stop-position="1.75in"/>
        </style:list-level-properties>
      </text:list-level-style-bullet>
      <text:list-level-style-bullet style:num-suffix="." text:bullet-char="•" text:level="7" text:style-name="Bullet_20_Symbols">
        <style:list-level-properties text:list-level-position-and-space-mode="label-alignment">
          <style:list-level-label-alignment fo:margin-left="2in" fo:text-indent="-0.25in" text:label-followed-by="listtab" text:list-tab-stop-position="2in"/>
        </style:list-level-properties>
      </text:list-level-style-bullet>
      <text:list-level-style-bullet style:num-suffix="." text:bullet-char="◦" text:level="8" text:style-name="Bullet_20_Symbols">
        <style:list-level-properties text:list-level-position-and-space-mode="label-alignment">
          <style:list-level-label-alignment fo:margin-left="2.25in" fo:text-indent="-0.25in" text:label-followed-by="listtab" text:list-tab-stop-position="2.25in"/>
        </style:list-level-properties>
      </text:list-level-style-bullet>
      <text:list-level-style-bullet style:num-suffix="." text:bullet-char="▪" text:level="9" text:style-name="Bullet_20_Symbols">
        <style:list-level-properties text:list-level-position-and-space-mode="label-alignment">
          <style:list-level-label-alignment fo:margin-left="2.5in" fo:text-indent="-0.25in" text:label-followed-by="listtab" text:list-tab-stop-position="2.5in"/>
        </style:list-level-properties>
      </text:list-level-style-bullet>
      <text:list-level-style-bullet style:num-suffix="." text:bullet-char="•" text:level="10" text:style-name="Bullet_20_Symbols">
        <style:list-level-properties text:list-level-position-and-space-mode="label-alignment">
          <style:list-level-label-alignment fo:margin-left="2.75in" fo:text-indent="-0.25in" text:label-followed-by="listtab" text:list-tab-stop-position="2.75in"/>
        </style:list-level-properties>
      </text:list-level-style-bullet>
    </text:list-style>
  </office:automatic-styles>
  <office:body>
    <office:text text:use-soft-page-breaks="true">
      <text:tracked-changes>
        <text:changed-region text:id="ct-1413428788">
          <text:insertion>
            <office:change-info>
              <dc:creator>Danson Gemo</dc:creator>
              <dc:date>2010-02-25T17:45:00</dc:date>
            </office:change-info>
          </text:insertion>
        </text:changed-region>
        <text:changed-region text:id="ct-1413428676">
          <text:insertion>
            <office:change-info>
              <dc:creator>Danson Gemo</dc:creator>
              <dc:date>2010-02-25T17:46:00</dc:date>
            </office:change-info>
          </text:insertion>
        </text:changed-region>
        <text:changed-region text:id="ct-1413428564">
          <text:insertion>
            <office:change-info>
              <dc:creator>Danson Gemo</dc:creator>
              <dc:date>2010-02-25T17:46:00</dc:date>
            </office:change-info>
          </text:insertion>
        </text:changed-region>
        <text:changed-region text:id="ct-1413428340">
          <text:insertion>
            <office:change-info>
              <dc:creator>Danson Gemo</dc:creator>
              <dc:date>2010-02-25T17:46:00</dc:date>
            </office:change-info>
          </text:insertion>
        </text:changed-region>
        <text:changed-region text:id="ct-1413428116">
          <text:insertion>
            <office:change-info>
              <dc:creator>Danson Gemo</dc:creator>
              <dc:date>2010-02-25T17: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debaterecord" text:style-name="Sect1">
        <text:p text:style-name="Standard"/>
        <text:section text:name="preface" text:style-name="Sect2">
          <text:p text:style-name="heading_5f_preface"><text:s/>NATIONAL ASSEMBLY </text:p>
          <text:p text:style-name="Standard"/>
          <text:p text:style-name="subheading_5f_preface"><text:tab/>OFFICIAL REPORT </text:p>
          <text:p text:style-name="Standard"/>
          <text:p text:style-name="Standard"><text:tab/>Thursday 17th December 2008 </text:p>
          <text:p text:style-name="Standard"/>
          <text:p text:style-name="Standard"><text:tab/>The House met at 8:22 AM </text:p>
          <text:p text:style-name="Standard"/>
        </text:section>
        <text:p text:style-name="Standard"/>
        <text:section text:name="comment1" text:style-name="Sect3">
          <text:p text:style-name="observation">[Mr. Deputy Speaker in the Chair] </text:p>
        </text:section>
        <text:p text:style-name="Standard"><text:tab/> </text:p>
        <text:section text:name="comment2" text:style-name="Sect3">
          <text:p text:style-name="observation">PRAYERS </text:p>
        </text:section>
        <text:p text:style-name="Standard"/>
        <text:section text:name="papers1" text:style-name="Sect4">
          <text:p text:style-name="heading_5f_papers">PAPERS LAID </text:p>
          <text:p text:style-name="subheading_5f_papers"><text:tab/>The following Papers were laid on the Table:- </text:p>
          <text:section text:name="tbldocs1" text:style-name="Sect5">
            <text:list text:style-name="L1" xml:id="list843770881">
              <text:list-item>
                <text:p text:style-name="P1"><text:a xlink:href="uri:/ken/person/hon.khamasi/doc-20040704" xlink:type="simple">The Report of the Commonwealth Parliamentary Association (CPA) Kenya branch delegation to the 35th CPA (Africa Region) conference held in Lobamba, Swaziland from 7th August, 2004 to 15th August, 2004. </text:a></text:p>
              </text:list-item>
              <text:list-item>
                <text:p text:style-name="P1"><text:a xlink:href="uri:/ken/docs/ministry/agricultuer/doc000001" xlink:type="simple">Annual Report and Accounts of Jomo Kenyatta University College of Agriculture and Technology for the year ended 30th June, 1990 and the Certificate thereon by the Auditor-General (Corporations)</text:a></text:p>
              </text:list-item>
              <text:list-item>
                <text:p text:style-name="P1"><text:a xlink:href="uri:/ken/docs/ministry/education/doc000002" xlink:type="simple">Audit Report and Accounts of Higher Education Loans Fund for the year ended 30th June, 1983 and the Certificate thereon by the Auditor-General (Corporations)</text:a></text:p>
              </text:list-item>
              <text:list-item>
                <text:p text:style-name="P1"><text:a xlink:href="uri:/ken/docs/ministry/finance/doc000231" xlink:type="simple">Finance Report and Accounts of Higher Education Loans Fund for the year ended 30th June, 1983 and the Certificate thereon by the Auditor-General (Corporations)</text:a></text:p>
              </text:list-item>
            </text:list>
            <text:p text:style-name="Standard"/>
          </text:section>
          <text:p text:style-name="Standard"><text:tab/> </text:p>
        </text:section>
        <text:p text:style-name="Standard"><text:tab/> </text:p>
        <text:p text:style-name="Standard"/>
        <text:section text:name="noticesmotion1" text:style-name="Sect6">
          <text:p text:style-name="heading_5f_noticesofmotion">NOTICES OF MOTIONS </text:p>
          <text:p text:style-name="heading_5f_noticesofmotion"/>
          <text:p text:style-name="Standard"><text:tab/> </text:p>
          <text:section text:name="noticeofmotion1" text:style-name="Sect7">
            <text:p text:style-name="heading_5f_motion">Adoption of 35TH CPA <text:s/>(Africa Region) Report </text:p>
            <text:p text:style-name="Standard"><text:tab/> </text:p>
            <text:section text:name="speech1" text:style-name="Sect8">
              <text:p text:style-name="Standard"><text:reference-mark-start text:name="BungeniSpeechBy:FrancisAcheka1265"/>Mr Acheka:<text:reference-mark-end text:name="BungeniSpeechBy:FrancisAcheka1265"/> </text:p>
              <text:p text:style-name="Standard"><text:s/></text:p>
              <text:p text:style-name="Standard">Mr. Deputy Speaker, Sir, I beg to give notice of the following Motions:- </text:p>
              <text:list text:style-name="L2" xml:id="list1619834357">
                <text:list-item>
                  <text:p text:style-name="P2">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change-start text:change-id="ct-1413428788"/></text:p>
                </text:list-item>
                <text:list-item>
                  <text:p text:style-name="P2">That additionally fre<text:change-end text:change-id="ct-1413428788"/><text:change-start text:change-id="ct-1413428676"/>e milk be supplied to schools</text:p>
                  <text:p text:style-name="P2"><text:change-end text:change-id="ct-1413428676"/></text:p>
                </text:list-item>
              </text:list>
              <text:p text:style-name="Standard"/>
            </text:section>
            <text:section text:name="speech2" text:style-name="Sect9">
              <text:p text:style-name="Standard"><text:reference-mark-start text:name="BungeniSpeechBy:FrancisNoKibaki2574"/>Mr. NoKibaki (Assistant Minister of Finance) <text:reference-mark-end text:name="BungeniSpeechBy:FrancisNoKibaki2574"/></text:p>
              <text:p text:style-name="Standard"/>
              <text:p text:style-name="Standard"><text:s/>Mr. Deputy Speaker, Sir, I beg to give notice of the following Motion:- </text:p>
              <text:p text:style-name="Standard"><text:tab/>THAT, this House adopts<text:change-start text:change-id="ct-1413428564"/>,<text:change-end text:change-id="ct-1413428564"/> the Report<text:change-start text:change-id="ct-1413428340"/>,<text:change-end text:change-id="ct-1413428340"/> of the first and second sessions of the Pan African Parliament of the African Union laid on the Table of this House on Thursday, 9th December, 2004. <text:change-start text:change-id="ct-1413428116"/>Why not adopt it unanimously.<text:change-end text:change-id="ct-1413428116"/></text:p>
            </text:section>
          </text:section>
          <text:p text:style-name="Standard"/>
        </text:section>
        <text:p text:style-name="Standard"/>
        <text:p text:style-name="Standard"/>
        <text:section text:name="concl1" text:style-name="Sect10">
          <text:section text:name="speech3" text:style-name="Sect11">
            <text:p text:style-name="Standard"><text:reference-mark-start text:name="BungeniSpeechBy:KipkaliaTegere5988"/>Mr.Dy Speaker (Mr.Tegere) <text:reference-mark-end text:name="BungeniSpeechBy:KipkaliaTegere5988"/></text:p>
            <text:p text:style-name="Standard">Hon. Members, the House is, therefore adjorned sine die.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anx="http://anx.akomantoso.org/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styles>
    <draw:fill-image draw:display-name="15xr1gdsw8f8j" draw:name="_31_5xr1gdsw8f8j" xlink:actuate="onLoad" xlink:href="Pictures/1000000000000004000000045A636FA8.png" xlink:show="embed" xlink:type="simple"/>
    <draw:fill-image draw:display-name="1gpdpvkwmad1i" draw:name="_31_gpdpvkwmad1i" xlink:actuate="onLoad" xlink:href="Pictures/1000000000000004000000044B8B09BB.png" xlink:show="embed" xlink:type="simple"/>
    <draw:fill-image draw:display-name="1psdpnytrcst2" draw:name="_31_psdpnytrcst2" xlink:actuate="onLoad" xlink:href="Pictures/1000000000000004000000045A636FA8.png" xlink:show="embed" xlink:type="simple"/>
    <draw:fill-image draw:display-name="1qn0lhugtjge9" draw:name="_31_qn0lhugtjge9" xlink:actuate="onLoad" xlink:href="Pictures/1000000000000004000000045A636FA8.png" xlink:show="embed" xlink:type="simple"/>
    <draw:fill-image draw:display-name="1v0d8yoskiywf" draw:name="_31_v0d8yoskiywf" xlink:actuate="onLoad" xlink:href="Pictures/100000000000000400000004D7F2E517.png" xlink:show="embed" xlink:type="simple"/>
    <draw:fill-image draw:display-name="1vdn1ov7e5q35" draw:name="_31_vdn1ov7e5q35" xlink:actuate="onLoad" xlink:href="Pictures/1000000000000004000000042C88C416.png" xlink:show="embed" xlink:type="simple"/>
    <draw:fill-image draw:display-name="1vxruw2egxo2k" draw:name="_31_vxruw2egxo2k" xlink:actuate="onLoad" xlink:href="Pictures/100000000000000400000004CC5182EB.png" xlink:show="embed" xlink:type="simple"/>
    <draw:fill-image draw:display-name="6qh8gcz4hu0k" draw:name="_36_qh8gcz4hu0k" xlink:actuate="onLoad" xlink:href="Pictures/1000000000000004000000045A636FA8.png" xlink:show="embed" xlink:type="simple"/>
    <draw:fill-image draw:name="axwyl71quioq" xlink:actuate="onLoad" xlink:href="Pictures/100000000000000400000004CC5182EB.png" xlink:show="embed" xlink:type="simple"/>
    <draw:fill-image draw:name="bcbtlgkk4b8x" xlink:actuate="onLoad" xlink:href="Pictures/1000000000000004000000042C88C416.png" xlink:show="embed" xlink:type="simple"/>
    <draw:fill-image draw:name="hlwfol20n3vt" xlink:actuate="onLoad" xlink:href="Pictures/1000000000000004000000044B8B09BB.png" xlink:show="embed" xlink:type="simple"/>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imes New Roman" style:font-name-asian="DejaVu Sans" style:font-name-complex="DejaVu Sans"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Lucida Sans Unicode" style:font-name-complex="Tahoma" style:font-size-asian="14pt" style:font-size-complex="14pt"/>
    </style:style>
    <style:style style:class="text"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list" style:family="paragraph" style:name="List" style:parent-style-name="Text_20_body">
      <style:text-properties style:font-name-complex="Tahoma1"/>
    </style:style>
    <style:style style:class="extra" style:family="paragraph" style:name="Head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extra" style:family="paragraph" style:name="Text" style:parent-style-name="Caption"/>
    <style:style style:class="index" style:family="paragraph" style:name="Index" style:parent-style-name="Standard">
      <style:paragraph-properties text:line-number="0" text:number-lines="false"/>
      <style:text-properties style:font-name-complex="Tahoma1"/>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9252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7283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5319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3354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6.139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9425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7457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5492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3528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5.1563in" style:type="right"/>
        </style:tab-stops>
      </style:paragraph-properties>
    </style:style>
    <style:style style:class="text" style:family="paragraph" style:name="comment" style:parent-style-name="Standard">
      <style:paragraph-properties fo:background-color="#e6e6e6" fo:border="0.0071in solid #000000" fo:margin-left="0.2402in" fo:margin-right="0in" fo:padding="0in" fo:text-indent="0in" style:auto-text-indent="false" style:shadow="none">
        <style:background-image/>
      </style:paragraph-properties>
      <style:text-properties fo:font-size="11pt" fo:font-style="italic" style:font-size-asian="11pt" style:font-size-complex="11pt" style:font-style-asian="italic" style:font-style-complex="italic"/>
    </style:style>
    <style:style style:family="paragraph" style:name="comment-plain" style:parent-style-name="comment">
      <style:paragraph-properties fo:background-color="transparent">
        <style:background-image/>
      </style:paragraph-properties>
    </style:style>
    <style:style style:auto-update="true" style:class="text" style:family="paragraph" style:master-page-name="" style:name="begin-marker">
      <style:paragraph-properties style:page-number="auto">
        <style:tab-stops/>
      </style:paragraph-properties>
      <style:text-properties fo:color="#dc2300" fo:font-size="11pt" fo:font-style="italic" fo:font-weight="bold" fo:text-shadow="none" style:text-outline="false"/>
    </style:style>
    <style:style style:auto-update="true" style:class="text" style:family="paragraph" style:name="end-marker">
      <style:text-properties fo:color="#dc2300" fo:font-size="11pt" fo:font-style="italic" fo:font-weight="bold"/>
    </style:style>
    <style:style style:family="paragraph" style:name="observation" style:next-style-name="Drawing" style:parent-style-name="Standard">
      <style:text-properties fo:font-size="11pt" fo:font-style="italic"/>
    </style:style>
    <style:style style:class="extra" style:family="paragraph" style:name="Drawing" style:parent-style-name="Caption"/>
    <style:style style:class="text" style:display-name="heading_motion" style:family="paragraph" style:name="heading_5f_motion" style:parent-style-name="Heading">
      <style:text-properties fo:font-weight="bold" style:font-name="Trebuchet MS"/>
    </style:style>
    <style:style style:class="text" style:display-name="subheading_motion" style:family="paragraph" style:name="subheading_5f_motion" style:parent-style-name="Heading_20_2">
      <style:text-properties fo:font-size="13pt" fo:font-style="normal" style:font-name="Trebuchet MS" style:font-weight-asian="normal" style:font-weight-complex="normal"/>
    </style:style>
    <style:style style:class="text" style:display-name="subtitle_motion" style:family="paragraph" style:name="subtitle_5f_motion" style:parent-style-name="Heading_20_3">
      <style:text-properties fo:font-size="12pt" fo:font-style="italic" fo:font-weight="normal" style:font-name="Trebuchet MS1"/>
    </style:style>
    <style:style style:display-name="heading_preface" style:family="paragraph" style:name="heading_5f_preface" style:parent-style-name="heading_5f_motion"/>
    <style:style style:display-name="subheading_preface" style:family="paragraph" style:name="subheading_5f_preface" style:parent-style-name="subheading_5f_motion">
      <style:text-properties style:font-name="Trebuchet MS"/>
    </style:style>
    <style:style style:display-name="heading_papers" style:family="paragraph" style:name="heading_5f_papers" style:parent-style-name="heading_5f_preface"/>
    <style:style style:display-name="heading_question" style:family="paragraph" style:name="heading_5f_question" style:next-style-name="Standard" style:parent-style-name="heading_5f_motion"/>
    <style:style style:display-name="subheading_question" style:family="paragraph" style:name="subheading_5f_question" style:next-style-name="Standard" style:parent-style-name="subheading_5f_motion">
      <style:text-properties style:font-name="Trebuchet MS"/>
    </style:style>
    <style:style style:display-name="heading_allquestions" style:family="paragraph" style:name="heading_5f_allquestions" style:next-style-name="Standard" style:parent-style-name="heading_5f_question">
      <style:text-properties style:font-name="Trebuchet MS"/>
    </style:style>
    <style:style style:display-name="heading_pointoforder" style:family="paragraph" style:name="heading_5f_pointoforder" style:parent-style-name="heading_5f_motion"/>
    <style:style style:display-name="heading_comchair" style:family="paragraph" style:name="heading_5f_comchair" style:parent-style-name="heading_5f_pointoforder">
      <style:text-properties style:font-name="Trebuchet MS"/>
    </style:style>
    <style:style style:display-name="heading_pstatement" style:family="paragraph" style:name="heading_5f_pstatement" style:parent-style-name="heading_5f_pointoforder"/>
    <style:style style:display-name="subheading_papers" style:family="paragraph" style:name="subheading_5f_papers" style:parent-style-name="subheading_5f_preface"/>
    <style:style style:display-name="heading_noticesofmotion" style:family="paragraph" style:name="heading_5f_noticesofmotion" style:parent-style-name="heading_5f_motion"/>
    <style:style style:display-name="heading_procmotions" style:family="paragraph" style:name="heading_5f_procmotions" style:parent-style-name="heading_5f_noticesofmotion"/>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text:start-value="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text:style-name="Line_20_numbering"/>
  </office:styles>
  <office:automatic-styles>
    <style:page-layout style:name="M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2">
  <office:meta>
    <meta:creation-date>2010-02-25T16:18:30</meta:creation-date>
    <meta:editing-duration>PT00H27M48S</meta:editing-duration>
    <meta:editing-cycles>5</meta:editing-cycles>
    <meta:generator>OpenOffice.org/3.1$Linux OpenOffice.org_project/310m19$Build-9420</meta:generator>
    <meta:initial-creator>Danson Gemo</meta:initial-creator>
    <dc:date>2010-02-26T11:11:02</dc:date>
    <dc:creator>Ashok Hariharan</dc:creator>
    <meta:document-statistic meta:character-count="1855" meta:image-count="0" meta:object-count="0" meta:page-count="2" meta:paragraph-count="33" meta:table-count="0" meta:word-count="297"/>
    <meta:user-defined meta:name="BungeniCountryCode">ke</meta:user-defined>
    <meta:user-defined meta:name="BungeniDocAuthor">Danson Gem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Division">&amp;lt;notes&amp;gt;&amp;lt;/notes&amp;gt;</meta:user-defined>
    <meta:user-defined meta:name="Info 1"/>
    <meta:user-defined meta:name="Info 2"/>
    <meta:user-defined meta:name="Info 3"/>
    <meta:user-defined meta:name="Info 4"/>
    <meta:user-defined meta:name="__BungeniDocMeta">true</meta:user-defined>
  </office:meta>
</office:document-meta>
</file>